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21f" officeooo:paragraph-rsid="001c621f"/>
    </style:style>
    <style:style style:name="P2" style:family="paragraph" style:parent-style-name="Heading_20_1">
      <style:text-properties fo:language="fr" fo:country="FR"/>
    </style:style>
    <style:style style:name="P3" style:family="paragraph" style:parent-style-name="Heading_20_2">
      <style:text-properties fo:language="fr" fo:country="FR"/>
    </style:style>
    <style:style style:name="P4" style:family="paragraph" style:parent-style-name="Standard">
      <style:text-properties fo:language="fr" fo:country="FR" officeooo:rsid="001c621f" officeooo:paragraph-rsid="001c621f"/>
    </style:style>
    <style:style style:name="P5" style:family="paragraph" style:parent-style-name="Standard">
      <style:text-properties fo:language="fr" fo:country="FR" officeooo:rsid="001c621f" officeooo:paragraph-rsid="001cc45d"/>
    </style:style>
    <style:style style:name="P6" style:family="paragraph" style:parent-style-name="Text_20_body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officeooo:rsid="001cc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>TP Securité et traitement d’un formulaire</text:h>
      <text:h text:style-name="P3" text:outline-level="2">Méthode GET</text:h>
      <text:p text:style-name="P4">1. Dans la barre d'URL du navigateur. Recopier l'URL. Repérer les 3 sous parties</text:p>
      <text:p text:style-name="P4"><text:tab/>* le nom de domaine</text:p>
      <text:p text:style-name="P4"><text:tab/>* le chemin</text:p>
      <text:p text:style-name="P4"><text:tab/>* les paramètres query</text:p>
      <text:p text:style-name="P4"/>
      <text:p text:style-name="P4">2. la connexion vers le site, se fait-elle selon le protocole http ou bien https? Comment le voit-on? Peut-on modifier le protocole directement dans la barre d'adresse, en écrivant `http://` ou bien `https://` avant le nom de domaine `resaonline.la-bo.xyz`</text:p>
      <text:p text:style-name="P4"/>
      <text:p text:style-name="P4">3. Dans la fenêtre réseau du dev tools: Repérer les informations du header (en-tête) pour cette requête (client): </text:p>
      <text:p text:style-name="P4"><text:tab/>* méthode (vous devez lire en principe: GET)</text:p>
      <text:p text:style-name="P4"><text:tab/>* la version HTTP (1.1? autre?)</text:p>
      <text:p text:style-name="P4"><text:tab/>* L'identité du site Web serveur: voir plus haut (IP, Host header)</text:p>
      <text:p text:style-name="P4"><text:tab/>* le chemin vers la ressource sur le serveur (*path*)</text:p>
      <text:p text:style-name="P4"><text:tab/>* les *paramètres query* (Query String Parameters), s'il y en a. </text:p>
      <text:p text:style-name="P5"/>
      <text:p text:style-name="P5"><text:span text:style-name="T2">4. </text:span>Repérer les informations de la *reponse* à cette requête</text:p>
      <text:p text:style-name="P4"><text:tab/>* **code de statut** (200 OK?)</text:p>
      <text:p text:style-name="P4"><text:tab/>* **Referrer**: URL de la ressource à partir de laquelle la demande est faite (c’est-à-dire à partir de laquelle le lien a été créé)</text:p>
      <text:p text:style-name="P4"><text:tab/>* **Content-Type**: informations sur le contenu du document chargé (txt, html, js, css, ...?)</text:p>
      <text:p text:style-name="P4"><text:tab/>* **User-Agent**: navigateur client</text:p>
      <text:p text:style-name="P4"/>
      <text:p text:style-name="P4">5. Recharger la page: le navigateur propose t-il de soumettre à nouveau le contenu du formulaire? Les informations du formulaire sont-elles toujours présentes dans la carte d'identité?</text:p>
      <text:p text:style-name="P4"/>
      <text:p text:style-name="P4">6. Dans l'historique du navigateur: le lien consulté contient-il les Query String Parameters?</text:p>
      <text:p text:style-name="P4"/>
      <text:p text:style-name="P4">7. Ecrire directement, dans la barre d'adresse une requête vers ce serveur en choisissant vous-même vos Query Parameters. Le serveur repond-il à votre requête?</text:p>
      <text:p text:style-name="P4"/>
      <text:h text:style-name="P3" text:outline-level="2">Méthode POST</text:h>
      <text:p text:style-name="P4">Répondre aux même questions *(qu 1 à 6 de la méthode GET)*.</text:p>
      <text:p text:style-name="P4"/>
      <text:h text:style-name="P3" text:outline-level="2">Méthode avec authentification par cookie</text:h>
      <text:p text:style-name="P4">1. Dans les outils réseau du navigateur, chercher l'onglet *cookie*, et lire le contenu. Faire une copie d'écran dans votre document réponse. Comment les informations du formulaire sont-elles écrites? Sous une forme structurée?</text:p>
      <text:p text:style-name="P4"/>
      <text:p text:style-name="P4">2. Recharger la page: le navigateur propose t-il de soumettre à nouveau le contenu du formulaire? Les informations du formulaire sont-elles toujours présentes dans la carte d'identité?</text:p>
      <text:p text:style-name="P4"/>
      <text:p text:style-name="P1"><text:soft-page-break/><text:span text:style-name="T1">3. Dans un autre onglet du navigateur: saisir l'adresse [</text:span><text:a xlink:type="simple" xlink:href="http://resaonline.la-bo.xyz/getcookie%5D(http://resaonline.la-bo.xyz/getcookie)" text:style-name="Internet_20_link" text:visited-style-name="Visited_20_Internet_20_Link"><text:span text:style-name="T1">http://resaonline.la-bo.xyz/getcookie](http://resaonline.la-bo.xyz/getcookie)</text:span></text:a><text:span text:style-name="T1">.</text:span></text:p>
      <text:p text:style-name="P4">Les informations du formulaire sont-elles toujours présentes dans la carte d'identité?</text:p>
      <text:p text:style-name="P4"/>
      <text:p text:style-name="P4">4. Saisir maintenant cette adresse dans un AUTRE navigateur. Les informations du formulaire sont-elles toujours présentes dans la carte d'identité?</text:p>
      <text:p text:style-name="P4"/>
      <text:h text:style-name="P3" text:outline-level="2">Sécurité sur le Web</text:h>
      <text:p text:style-name="P6">1. parmi les éléments suivants, quels sont ceux qui sont cryptés lors d'une communication en *https*: </text:p>
      <text:p text:style-name="P6"/>
      <text:p text:style-name="P6"><text:tab/>* Domain name</text:p>
      <text:p text:style-name="P6"><text:tab/>* Request URL (which web page was requested by the client)</text:p>
      <text:p text:style-name="P6"><text:tab/>* Website content</text:p>
      <text:p text:style-name="P6"><text:tab/>* Query parameters</text:p>
      <text:p text:style-name="P6"><text:tab/>* Headers</text:p>
      <text:p text:style-name="P6"><text:tab/>* Cookies</text:p>
      <text:p text:style-name="P6"/>
      <text:p text:style-name="P6">2. Si votre échange avec le serveur est en *https*. Est-ce une bonne idée d'échanger des informations personnelles par la méthode GET si le site internet ne propose que la méthode GET? Pourquoi?</text:p>
      <text:p text:style-name="P6">3. Conclure: Quels conseils peut-on donner à un utilisateur qui navigue et fait des achats sur le ne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8.754016338</meta:creation-date>
    <dc:date>2023-12-15T18:17:26.903392299</dc:date>
    <meta:editing-duration>PT15M12S</meta:editing-duration>
    <meta:editing-cycles>2</meta:editing-cycles>
    <meta:generator>LibreOffice/7.6.0.3$MacOSX_X86_64 LibreOffice_project/69edd8b8ebc41d00b4de3915dc82f8f0fc3b6265</meta:generator>
    <meta:document-statistic meta:table-count="0" meta:image-count="0" meta:object-count="0" meta:page-count="2" meta:paragraph-count="39" meta:word-count="475" meta:character-count="3047" meta:non-whitespace-character-count="2590"/>
  </office:meta>
</office:document-meta>
</file>